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1000000C8000000C83F0D1891E5BB06B2.png" manifest:media-type="image/png"/>
  <manifest:file-entry manifest:full-path="Pictures/10000001000003C8000002757B8503E7EB763F7A.png" manifest:media-type="image/png"/>
  <manifest:file-entry manifest:full-path="Pictures/10000001000003C800000281E0FE1574AE96E6A5.png" manifest:media-type="image/png"/>
  <manifest:file-entry manifest:full-path="Pictures/10000001000003D30000027F1FBE1D9C6D74D140.png" manifest:media-type="image/png"/>
  <manifest:file-entry manifest:full-path="Pictures/10000001000003CD0000028146D0C572A4B228E2.png" manifest:media-type="image/png"/>
  <manifest:file-entry manifest:full-path="Pictures/100000010000038F0000018DF7CF65768FAFEB24.png" manifest:media-type="image/png"/>
  <manifest:file-entry manifest:full-path="Pictures/10000001000001E3000001D5BC82586E3316115A.png" manifest:media-type="image/png"/>
  <manifest:file-entry manifest:full-path="Pictures/1000000000000114000000EE5CFE5D9F5EF72AB0.png" manifest:media-type="image/png"/>
  <manifest:file-entry manifest:full-path="Pictures/1000000000000CEC000009B1613EB8FB25183FC0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content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Replacements/Object 4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" manifest:media-type=""/>
  <manifest:file-entry manifest:full-path="ObjectReplacements/Object 17" manifest:media-type=""/>
  <manifest:file-entry manifest:full-path="ObjectReplacements/Object 3" manifest:media-type=""/>
  <manifest:file-entry manifest:full-path="ObjectReplacements/Object 60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"/>
  <manifest:file-entry manifest:full-path="ObjectReplacements/Object 2" manifest:media-type="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"/>
  <manifest:file-entry manifest:full-path="ObjectReplacements/Object 38" manifest:media-type=""/>
  <manifest:file-entry manifest:full-path="ObjectReplacements/Object 31" manifest:media-type=""/>
  <manifest:file-entry manifest:full-path="ObjectReplacements/Object 29" manifest:media-type="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4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" manifest:media-type=""/>
  <manifest:file-entry manifest:full-path="ObjectReplacements/Object 5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"/>
  <manifest:file-entry manifest:full-path="ObjectReplacements/Object 4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anum Pen Script" svg:font-family="'Nanum Pen Script'" style:font-pitch="variable"/>
    <style:font-face style:name="Nanum Pen Script1" svg:font-family="'Nanum Pen Script'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2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  <style:paragraph-properties style:writing-mode="lr-tb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9" style:family="graphic" style:parent-style-name="standard">
      <style:graphic-properties draw:stroke="none" draw:fill="none" fo:min-height="1.643cm"/>
      <style:paragraph-properties style:writing-mode="lr-tb"/>
    </style:style>
    <style:style style:name="gr10" style:family="graphic" style:parent-style-name="standard">
      <style:graphic-properties draw:stroke="none" draw:fill="none" fo:min-height="1.75cm"/>
      <style:paragraph-properties style:writing-mode="lr-tb"/>
    </style:style>
    <style:style style:name="gr11" style:family="graphic" style:parent-style-name="standard">
      <style:graphic-properties draw:stroke="none" draw:fill="none" fo:min-height="0.864cm"/>
      <style:paragraph-properties style:writing-mode="lr-tb"/>
    </style:style>
    <style:style style:name="gr12" style:family="graphic" style:parent-style-name="standard">
      <style:graphic-properties draw:stroke="none" draw:fill="none" fo:min-height="2.626cm"/>
      <style:paragraph-properties style:writing-mode="lr-tb"/>
    </style:style>
    <style:style style:name="gr13" style:family="graphic" style:parent-style-name="standard">
      <style:graphic-properties draw:stroke="none" draw:fill="none" fo:min-height="1.954cm"/>
      <style:paragraph-properties style:writing-mode="lr-tb"/>
    </style:style>
    <style:style style:name="gr14" style:family="graphic" style:parent-style-name="standard">
      <style:graphic-properties draw:stroke="none" draw:fill="none" fo:min-height="2.464cm"/>
      <style:paragraph-properties style:writing-mode="lr-tb"/>
    </style:style>
    <style:style style:name="gr15" style:family="graphic" style:parent-style-name="standard">
      <style:graphic-properties draw:stroke="none" draw:fill="none" fo:min-height="0.823cm"/>
      <style:paragraph-properties style:writing-mode="lr-tb"/>
    </style:style>
    <style:style style:name="gr16" style:family="graphic" style:parent-style-name="standard">
      <style:graphic-properties draw:stroke="none" draw:fill="none" fo:min-height="4.268cm"/>
      <style:paragraph-properties style:writing-mode="lr-tb"/>
    </style:style>
    <style:style style:name="gr17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18" style:family="graphic" style:parent-style-name="Обычный_5f_8">
      <style:graphic-properties draw:stroke="none" draw:fill="none" fo:min-height="0.771cm"/>
      <style:paragraph-properties style:writing-mode="lr-tb"/>
    </style:style>
    <style:style style:name="gr19" style:family="graphic" style:parent-style-name="Обычный_5f_8">
      <style:graphic-properties draw:stroke="none" draw:fill="none" fo:min-height="0.939cm"/>
      <style:paragraph-properties style:writing-mode="lr-tb"/>
    </style:style>
    <style:style style:name="gr20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2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0.75cm"/>
      <style:paragraph-properties style:writing-mode="lr-tb"/>
    </style:style>
    <style:style style:name="gr23" style:family="graphic" style:parent-style-name="standard">
      <style:graphic-properties draw:stroke="none" draw:fill="none" fo:min-height="1.475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5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/>
      <style:paragraph-properties style:writing-mode="lr-tb"/>
    </style:style>
    <style:style style:name="gr26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27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28" style:family="graphic" style:parent-style-name="standard">
      <style:graphic-properties draw:stroke="none" draw:fill="none" fo:min-height="3.285cm"/>
      <style:paragraph-properties style:writing-mode="lr-tb"/>
    </style:style>
    <style:style style:name="gr29" style:family="graphic" style:parent-style-name="Обычный_5f_1">
      <style:graphic-properties draw:stroke="none" draw:fill="none" fo:min-height="2.464cm"/>
      <style:paragraph-properties style:writing-mode="lr-tb"/>
    </style:style>
    <style:style style:name="gr30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13.745cm"/>
      <style:paragraph-properties style:writing-mode="lr-tb"/>
    </style:style>
    <style:style style:name="pr1" style:family="presentation" style:parent-style-name="Inspiration-subtitle">
      <style:graphic-properties draw:fill-color="#ffffff" fo:min-height="7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fill-color="#ffffff" fo:min-height="0.931cm"/>
      <style:paragraph-properties style:writing-mode="lr-tb"/>
    </style:style>
    <style:style style:name="pr4" style:family="presentation" style:parent-style-name="Inspiration-subtitle">
      <style:graphic-properties draw:fill-color="#ffffff" fo:min-height="1.077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subtitle">
      <style:graphic-properties draw:fill-color="#ffffff" fo:min-height="0.822cm"/>
      <style:paragraph-properties style:writing-mode="lr-tb"/>
    </style:style>
    <style:style style:name="pr7" style:family="presentation" style:parent-style-name="Inspiration-subtitle">
      <style:graphic-properties fo:min-height="1.338cm"/>
      <style:paragraph-properties style:writing-mode="lr-tb"/>
    </style:style>
    <style:style style:name="pr8" style:family="presentation" style:parent-style-name="Inspiration-subtitle">
      <style:graphic-properties fo:min-height="1.889cm"/>
      <style:paragraph-properties style:writing-mode="lr-tb"/>
    </style:style>
    <style:style style:name="pr9" style:family="presentation" style:parent-style-name="Inspiration-subtitle">
      <style:graphic-properties fo:min-height="1.271cm"/>
      <style:paragraph-properties style:writing-mode="lr-tb"/>
    </style:style>
    <style:style style:name="pr10" style:family="presentation" style:parent-style-name="Inspiration-subtitle">
      <style:graphic-properties fo:min-height="0.788cm"/>
      <style:paragraph-properties style:writing-mode="lr-tb"/>
    </style:style>
    <style:style style:name="pr11" style:family="presentation" style:parent-style-name="Inspiration-subtitle">
      <style:graphic-properties fo:min-height="0.843cm"/>
      <style:paragraph-properties style:writing-mode="lr-tb"/>
    </style:style>
    <style:style style:name="pr12" style:family="presentation" style:parent-style-name="Inspiration-subtitle">
      <style:graphic-properties fo:min-height="1.075cm"/>
      <style:paragraph-properties style:writing-mode="lr-tb"/>
    </style:style>
    <style:style style:name="pr13" style:family="presentation" style:parent-style-name="Inspiration-subtitle">
      <style:graphic-properties fo:min-height="0.822cm"/>
      <style:paragraph-properties style:writing-mode="lr-tb"/>
    </style:style>
    <style:style style:name="pr14" style:family="presentation" style:parent-style-name="Inspiration-subtitle">
      <style:graphic-properties fo:min-height="0.889cm"/>
      <style:paragraph-properties style:writing-mode="lr-tb"/>
    </style:style>
    <style:style style:name="pr15" style:family="presentation" style:parent-style-name="Inspiration-subtitle">
      <style:graphic-properties fo:min-height="2.464cm"/>
      <style:paragraph-properties style:writing-mode="lr-tb"/>
    </style:style>
    <style:style style:name="pr1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4" style:family="paragraph"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 style:writing-mode="lr-tb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6" style:family="paragraph">
      <style:paragraph-properties fo:text-align="start"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Droid Sans Mono" fo:font-size="20pt" style:font-size-asian="20pt" style:font-size-complex="20pt"/>
    </style:style>
    <style:style style:name="P19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use-window-font-color="true" loext:opacity="0%" style:text-outline="false" style:text-line-through-style="none" style:text-line-through-type="none" style:font-name="Nanum Pen Script1" fo:font-size="20pt" fo:font-style="normal" fo:text-shadow="none" style:text-underline-style="none" fo:font-weight="normal" style:letter-kerning="true" style:font-name-asian="Nanum Pen Script1" style:font-size-asian="20pt" style:font-style-asian="normal" style:font-weight-asian="normal" style:font-name-complex="Nanum Pen Script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text-position="-33% 58%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style:font-name="Droid Sans Mono" fo:font-size="20pt" style:font-size-asian="20pt" style:font-size-complex="20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5CFE5D9F5EF72AB0.png" xlink:type="simple" xlink:show="embed" xlink:actuate="onLoad" draw:mime-type="image/png">
            <text:p/>
          </draw:image>
        </draw:frame>
        <draw:frame presentation:style-name="pr5" draw:text-style-name="P7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001000001E3000001D5BC82586E3316115A.png" xlink:type="simple" xlink:show="embed" xlink:actuate="onLoad" draw:mime-type="image/png">
            <text:p/>
          </draw:image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9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</text:span><text:span text:style-name="T8">район,</text:span></text:p>
            <text:p><text:span text:style-name="T8"><text:s text:c="7"/></text:span><text:span text:style-name="T8">площадь,</text:span></text:p>
            <text:p><text:span text:style-name="T8"><text:s text:c="7"/></text:span><text:span text:style-name="T8">этаж,</text:span></text:p>
            <text:p><text:span text:style-name="T8"><text:s text:c="7"/></text:span><text:span text:style-name="T8">лифт,</text:span></text:p>
            <text:p><text:span text:style-name="T8"><text:s text:c="7"/></text:span><text:span text:style-name="T8">ремонт,</text:span></text:p>
            <text:p><text:span text:style-name="T8"><text:s text:c="5"/></text:span><text:span text:style-name="T8">)</text:span></text:p>
          </draw:text-box>
        </draw:frame>
        <draw:frame draw:style-name="gr8" draw:text-style-name="P10" draw:layer="layout" svg:width="25.6cm" svg:height="1.369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3" draw:text-style-name="P5" draw:layer="layout" svg:width="14.698cm" svg:height="2.661cm" svg:x="4.471cm" svg:y="13.53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0" draw:text-style-name="P11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9" draw:text-style-name="P4" draw:layer="layout" svg:width="26cm" svg:height="1.893cm" svg:x="1cm" svg:y="16.886cm">
          <draw:text-box>
            <text:p><text:span text:style-name="T6">недостаток:</text:span><text:span text:style-name="T5"> как определять вид зависимости?</text:span></text:p>
          </draw:text-box>
        </draw:frame>
        <draw:frame draw:style-name="gr3" draw:text-style-name="P5" draw:layer="layout" svg:width="14.698cm" svg:height="2.661cm" svg:x="4.471cm" svg:y="13.53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0" draw:text-style-name="P11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1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draw:frame draw:style-name="gr3" draw:text-style-name="P5" draw:layer="layout" svg:width="14.534cm" svg:height="2.661cm" svg:x="4.471cm" svg:y="9.7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2" draw:text-style-name="P11" draw:layer="layout" svg:width="18.867cm" svg:height="2.876cm" svg:x="5.333cm" svg:y="12.744cm">
          <draw:text-box>
            <text:p><text:span text:style-name="T5">w</text:span><text:span text:style-name="T11">i</text:span><text:span text:style-name="T5">(u)- вес объекта x</text:span><text:span text:style-name="T11">i</text:span><text:span text:style-name="T5"> относительно u</text:span></text:p>
            <text:p><text:span text:style-name="T5"><text:s text:c="6"/></text:span><text:span text:style-name="T5">убывает при увеличении расстоя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3" draw:text-style-name="P5" draw:layer="layout" svg:width="14.534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8.813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1" draw:layer="layout" svg:width="17.102cm" svg:height="2.204cm" svg:x="9.898cm" svg:y="14.596cm">
          <draw:text-box>
            <text:p><text:span text:style-name="T5">- вес объекта x</text:span><text:span text:style-name="T11">i</text:span><text:span text:style-name="T5"> относительно u</text:span></text:p>
            <text:p><text:span text:style-name="T5"><text:s text:c="2"/></text:span><text:span text:style-name="T5">убывает при увеличении расстояния</text:span></text:p>
          </draw:text-box>
        </draw:frame>
        <draw:frame draw:style-name="gr14" draw:text-style-name="P11" draw:layer="layout" svg:width="17cm" svg:height="2.714cm" svg:x="1cm" svg:y="17.486cm">
          <draw:text-box>
            <text:p><text:span text:style-name="T5">K(r) - функция ядра</text:span></text:p>
            <text:p><text:span text:style-name="T5"/></text:p>
            <text:p><text:span text:style-name="T5">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1" draw:text-style-name="P4" draw:layer="layout" svg:width="26.4cm" svg:height="1.114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6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1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9" draw:text-style-name="P12" draw:layer="layout" svg:width="11cm" svg:height="1.893cm" svg:x="15.6cm" svg:y="7.8cm">
          <draw:text-box>
            <text:p><text:span text:style-name="T5">... получаем</text:span></text:p>
            <text:p><text:span text:style-name="T12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3" draw:layer="layout" svg:width="14.759cm" svg:height="4.518cm" svg:x="0.841cm" svg:y="15.882cm">
          <draw:text-box>
            <text:p><text:span text:style-name="T13">w</text:span><text:span text:style-name="T14">i</text:span><text:span text:style-name="T13">(u) - вес объекта x</text:span><text:span text:style-name="T14">i</text:span><text:span text:style-name="T13"> относительно u</text:span></text:p>
            <text:p><text:span text:style-name="T13"/></text:p>
            <text:p><text:span text:style-name="T13">K(r) - функция ядра</text:span></text:p>
            <text:p><text:span text:style-name="T13"/></text:p>
            <text:p><text:span text:style-name="T13">h - параметр ширина окна сглаживания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3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11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text-style-name="P14" draw:layer="layout" svg:width="14.999cm" svg:height="1.338cm" svg:x="6.201cm" svg:y="6.2cm" presentation:class="subtitle" presentation:user-transformed="true">
          <draw:text-box>
            <text:p text:style-name="P2"><text:span text:style-name="T15">метрика - функция расстояния</text:span></text:p>
          </draw:text-box>
        </draw:frame>
        <draw:frame draw:style-name="gr17" draw:text-style-name="P5" draw:layer="layout" svg:width="4.838cm" svg:height="0.773cm" svg:x="11.6cm" svg:y="8.36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7" draw:text-style-name="P5" draw:layer="layout" svg:width="5.316cm" svg:height="0.773cm" svg:x="12.484cm" svg:y="10.95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7" draw:text-style-name="P5" draw:layer="layout" svg:width="4.896cm" svg:height="0.773cm" svg:x="12.588cm" svg:y="12.12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7" draw:text-style-name="P5" draw:layer="layout" svg:width="7.358cm" svg:height="0.773cm" svg:x="12.642cm" svg:y="13.33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8" draw:text-style-name="P11" draw:layer="layout" svg:width="7.731cm" svg:height="1.021cm" svg:x="5.084cm" svg:y="10.938cm">
          <draw:text-box>
            <text:p><text:span text:style-name="T16">аксиома тождества :</text:span></text:p>
          </draw:text-box>
        </draw:frame>
        <draw:frame draw:style-name="gr18" draw:text-style-name="P11" draw:layer="layout" svg:width="4.568cm" svg:height="1.021cm" svg:x="8.22cm" svg:y="12.126cm">
          <draw:text-box>
            <text:p><text:span text:style-name="T16">симметрия:</text:span></text:p>
          </draw:text-box>
        </draw:frame>
        <draw:frame draw:style-name="gr19" draw:text-style-name="P11" draw:layer="layout" svg:width="10.398cm" svg:height="1.189cm" svg:x="2.6cm" svg:y="13.149cm">
          <draw:text-box>
            <text:p><text:span text:style-name="T16"><text:s/></text:span><text:span text:style-name="T16">неравенство треугольника: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8" draw:text-style-name="P15" draw:layer="layout" svg:width="14cm" svg:height="1.889cm" svg:x="5.6cm" svg:y="3.85cm" presentation:class="subtitle" presentation:user-transformed="true">
          <draw:text-box>
            <text:p text:style-name="P2"><text:span text:style-name="T17">метрика - функция расстояния</text:span></text:p>
          </draw:text-box>
        </draw:frame>
        <draw:frame draw:style-name="gr20" draw:text-style-name="P5" draw:layer="layout" svg:width="6.377cm" svg:height="1.434cm" svg:x="9.8cm" svg:y="6.42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9" draw:text-style-name="P16" draw:layer="layout" svg:width="6.8cm" svg:height="1.271cm" svg:x="2.8cm" svg:y="11.2cm">
          <draw:text-box>
            <text:p text:style-name="P2"><text:span text:style-name="T16">метрика Чебышева: </text:span></text:p>
          </draw:text-box>
        </draw:frame>
        <draw:frame draw:style-name="gr20" draw:text-style-name="P5" draw:layer="layout" svg:width="6.95cm" svg:height="1.434cm" svg:x="9.804cm" svg:y="8.76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0" draw:text-style-name="P5" draw:layer="layout" svg:width="6.377cm" svg:height="1.434cm" svg:x="9.801cm" svg:y="6.42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0" draw:text-style-name="P16" draw:layer="layout" svg:width="6.4cm" svg:height="0.788cm" svg:x="3.2cm" svg:y="6.6cm">
          <draw:text-box>
            <text:p text:style-name="P2"><text:span text:style-name="T16">Евклидова метрика: </text:span></text:p>
          </draw:text-box>
        </draw:frame>
        <draw:frame draw:style-name="gr20" draw:text-style-name="P5" draw:layer="layout" svg:width="6.218cm" svg:height="1.182cm" svg:x="9.8cm" svg:y="11.36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9" draw:text-style-name="P16" draw:layer="layout" svg:width="6.8cm" svg:height="1.271cm" svg:x="2.8cm" svg:y="8.6cm">
          <draw:text-box>
            <text:p text:style-name="P2"><text:span text:style-name="T16">метрика Минковского: </text:span></text:p>
          </draw:text-box>
        </draw:frame>
        <draw:frame draw:style-name="gr20" draw:text-style-name="P5" draw:layer="layout" svg:width="6.96cm" svg:height="2.844cm" svg:x="9.6cm" svg:y="13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6" draw:layer="layout" svg:width="6.8cm" svg:height="1.271cm" svg:x="2.8cm" svg:y="14.4cm">
          <draw:text-box>
            <text:p text:style-name="P2"><text:span text:style-name="T16">косинусная метрика: 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15" draw:layer="layout" svg:width="20.8cm" svg:height="0.843cm" svg:x="1cm" svg:y="4cm" presentation:class="subtitle" presentation:user-transformed="true">
          <draw:text-box>
            <text:p text:style-name="P2"><text:span text:style-name="T12">ядро</text:span><text:span text:style-name="T5"> - неотрицательная интегрируемая функция 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18.8cm" svg:height="8.192cm" svg:x="8.2cm" svg:y="6.8cm">
          <draw:image xlink:href="Pictures/100000010000038F0000018DF7CF65768FAFEB24.png" xlink:type="simple" xlink:show="embed" xlink:actuate="onLoad" draw:mime-type="image/png">
            <text:p/>
          </draw:image>
        </draw:frame>
        <draw:frame draw:style-name="gr20" draw:text-style-name="P5" draw:layer="layout" svg:width="4.118cm" svg:height="0.773cm" svg:x="2cm" svg:y="9.17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20" draw:text-style-name="P5" draw:layer="layout" svg:width="6.158cm" svg:height="0.773cm" svg:x="1.442cm" svg:y="12.18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5" draw:layer="layout" svg:width="6.177cm" svg:height="0.857cm" svg:x="1.852cm" svg:y="16.14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5" draw:layer="layout" svg:width="5.367cm" svg:height="0.857cm" svg:x="20.633cm" svg:y="17.01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5" draw:layer="layout" svg:width="6.421cm" svg:height="0.857cm" svg:x="11.2cm" svg:y="17.143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20" draw:text-style-name="P5" draw:layer="layout" svg:width="4.183cm" svg:height="1.355cm" svg:x="9cm" svg:y="5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5" draw:layer="layout" svg:width="4.15cm" svg:height="0.773cm" svg:x="16.6cm" svg:y="5.427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2" draw:text-style-name="P13" draw:layer="layout" svg:width="5.8cm" svg:height="1cm" svg:x="1.6cm" svg:y="8cm">
          <draw:text-box>
            <text:p><text:span text:style-name="T13">прямоугольное</text:span></text:p>
          </draw:text-box>
        </draw:frame>
        <draw:frame draw:style-name="gr15" draw:text-style-name="P13" draw:layer="layout" svg:width="6.852cm" svg:height="1.073cm" svg:x="1.2cm" svg:y="11.108cm">
          <draw:text-box>
            <text:p><text:span text:style-name="T13">треугольное</text:span></text:p>
          </draw:text-box>
        </draw:frame>
        <draw:frame draw:style-name="gr23" draw:text-style-name="P13" draw:layer="layout" svg:width="6.852cm" svg:height="1.725cm" svg:x="1.6cm" svg:y="14.4cm">
          <draw:text-box>
            <text:p><text:span text:style-name="T13">квадратичное</text:span></text:p>
            <text:p><text:span text:style-name="T13">(Епанечникова)</text:span></text:p>
          </draw:text-box>
        </draw:frame>
        <draw:frame draw:style-name="gr15" draw:text-style-name="P13" draw:layer="layout" svg:width="6.852cm" svg:height="1.073cm" svg:x="10.8cm" svg:y="16cm">
          <draw:text-box>
            <text:p><text:span text:style-name="T13">квартическое</text:span></text:p>
          </draw:text-box>
        </draw:frame>
        <draw:frame draw:style-name="gr15" draw:text-style-name="P13" draw:layer="layout" svg:width="6.852cm" svg:height="1.073cm" svg:x="20.148cm" svg:y="16cm">
          <draw:text-box>
            <text:p><text:span text:style-name="T13">гауссов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323cm" svg:height="13.917cm" svg:x="1.2cm" svg:y="5.8cm">
          <draw:image xlink:href="Pictures/10000001000003D30000027F1FBE1D9C6D74D140.png" xlink:type="simple" xlink:show="embed" xlink:actuate="onLoad" draw:mime-type="image/png">
            <text:p/>
          </draw:image>
        </draw:frame>
        <draw:frame presentation:style-name="pr12" draw:text-style-name="P15" draw:layer="layout" svg:width="16.21cm" svg:height="1.075cm" svg:x="1.59cm" svg:y="4.125cm">
          <draw:text-box>
            <text:p text:style-name="P2"><text:span text:style-name="T12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5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678cm" svg:height="14.281cm" svg:x="1.536cm" svg:y="5.6cm">
          <draw:image xlink:href="Pictures/10000001000003CD0000028146D0C572A4B228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5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1" draw:text-style-name="P6" draw:layer="layout" svg:width="21.413cm" svg:height="14.179cm" svg:x="1.6cm" svg:y="5.621cm">
          <draw:image xlink:href="Pictures/10000001000003C800000281E0FE1574AE96E6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4" draw:text-style-name="P18" draw:layer="layout" svg:width="25cm" svg:height="3cm" svg:x="1.6cm" svg:y="5.4cm">
          <draw:text-box>
            <text:p text:style-name="P17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3" draw:text-style-name="P15" draw:layer="layout" svg:width="16.2cm" svg:height="0.822cm" svg:x="3.4cm" svg:y="8.978cm" presentation:class="subtitle" presentation:user-transformed="true">
          <draw:text-box>
            <text:p text:style-name="P2"><text:span text:style-name="T19">выбор h ширины окна сглаживания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18" draw:layer="layout" svg:width="25cm" svg:height="6.634cm" svg:x="1.4cm" svg:y="10.766cm">
          <draw:text-box>
            <text:p text:style-name="P17"><text:span text:style-name="T18">метод скользящего контроля (Leave One Out, LOO)</text:span></text:p>
            <text:p><text:span text:style-name="T18"/></text:p>
            <text:p><text:span text:style-name="T18">параметр h выбираем перебором</text:span></text:p>
            <text:p><text:span text:style-name="T18"/></text:p>
            <text:p><text:span text:style-name="T18">проверяем суммарную ошибку на учебном множестве </text:span></text:p>
            <text:p><text:span text:style-name="T18"/></text:p>
            <text:p><text:span text:style-name="T18">из учебного набора удаляется текущий (проверяемый) пример</text:span></text:p>
          </draw:text-box>
        </draw:frame>
        <draw:frame draw:style-name="gr26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7" draw:text-style-name="P18" draw:layer="layout" svg:width="25cm" svg:height="3cm" svg:x="1.6cm" svg:y="5.4cm">
          <draw:text-box>
            <text:p text:style-name="P17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4" draw:text-style-name="P15" draw:layer="layout" svg:width="17cm" svg:height="0.889cm" svg:x="3.2cm" svg:y="4cm" presentation:class="subtitle" presentation:user-transformed="true">
          <draw:text-box>
            <text:p text:style-name="P2"><text:span text:style-name="T12">влияние выбросов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1" draw:text-style-name="P6" draw:layer="layout" svg:width="21.413cm" svg:height="13.913cm" svg:x="1.6cm" svg:y="5.887cm">
          <draw:image xlink:href="Pictures/10000001000003C8000002757B8503E7EB763F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5" draw:text-style-name="P15" draw:layer="layout" svg:width="17cm" svg:height="2.464cm" svg:x="2.8cm" svg:y="4.936cm" presentation:class="subtitle" presentation:user-transformed="true">
          <draw:text-box>
            <text:p text:style-name="P2"><text:span text:style-name="T12">коррекция влияния выбросов</text:span></text:p>
            <text:p text:style-name="P2"><text:span text:style-name="T12"/></text:p>
            <text:p text:style-name="P2"><text:span text:style-name="T5">локально взвешенное сглаживание</text:span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6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1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26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8" draw:text-style-name="P11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</text:span><text:span text:style-name="T5">чем больше ошибка тем меньше вес,</text:span></text:p>
            <text:p><text:span text:style-name="T5"><text:s text:c="2"/></text:span><text:span text:style-name="T5"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9" draw:text-style-name="P11" draw:layer="layout" svg:width="25.916cm" svg:height="2.714cm" svg:x="0.884cm" svg:y="4.4cm">
          <draw:text-box>
            <text:p><text:span text:style-name="T12">алгоритм LOWESS (locally weighted scatter plot smoothing): </text:span></text:p>
            <text:p><text:span text:style-name="T5"><text:s text:c="4"/></text:span><text:span text:style-name="T5"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8.9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6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4.5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1" draw:layer="layout" svg:width="7.433cm" svg:height="1.2cm" svg:x="1.367cm" svg:y="6.4cm">
          <draw:text-box>
            <text:p><text:span text:style-name="T5">1. инициализация</text:span></text:p>
          </draw:text-box>
        </draw:frame>
        <draw:frame draw:style-name="gr2" draw:text-style-name="P11" draw:layer="layout" svg:width="24.433cm" svg:height="1.072cm" svg:x="1.4cm" svg:y="7.8cm">
          <draw:text-box>
            <text:p><text:span text:style-name="T5">2. вычисляем оценку скользящего контроля</text:span></text:p>
          </draw:text-box>
        </draw:frame>
        <draw:frame draw:style-name="gr2" draw:text-style-name="P11" draw:layer="layout" svg:width="24.433cm" svg:height="1.072cm" svg:x="1.167cm" svg:y="13.4cm">
          <draw:text-box>
            <text:p><text:span text:style-name="T20">3. пересчитываем </text:span><text:span text:style-name="T5">корректирующие коэффициенты </text:span></text:p>
          </draw:text-box>
        </draw:frame>
        <draw:frame draw:style-name="gr14" draw:text-style-name="P11" draw:layer="layout" svg:width="26.4cm" svg:height="2.714cm" svg:x="1cm" svg:y="16.286cm">
          <draw:text-box>
            <text:p><text:span text:style-name="T20">4. если </text:span><text:span text:style-name="T5">корректирующие коэффициенты существенно изменились</text:span></text:p>
            <text:p><text:span text:style-name="T5"><text:s text:c="3"/></text:span><text:span text:style-name="T5">то переход на п.2</text:span></text:p>
            <text:p><text:span text:style-name="T5"><text:s text:c="3"/></text:span><text:span text:style-name="T5">иначе конец работы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6" draw:text-style-name="P19" draw:layer="layout" svg:width="25.199cm" svg:height="15.2cm" svg:x="1.4cm" svg:y="4cm" presentation:class="subtitle" presentation:user-transformed="true">
          <draw:text-box>
            <text:p text:style-name="P5"><text:span text:style-name="T21">Вопросы ?</text:span></text:p>
          </draw:text-box>
        </draw:frame>
        <draw:frame draw:style-name="gr30" draw:text-style-name="P6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1" draw:text-style-name="P21" draw:layer="layout" svg:width="24.2cm" svg:height="13.995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2"/></text:p>
            <text:p><text:span text:style-name="T22">К.В. Воронцов Метрические методы классификации. - курс "Машинное обучение" ШАД Яндекс 2014</text:span></text:p>
            <text:p><text:span text:style-name="T22"/></text:p>
            <text:p text:style-name="P17"><text:span text:style-name="T24">К.В. Воронцов <text:s/>Методы восстановления регрессии</text:span><text:span text:style-name="T22"> - курс "Машинное обучение" ШАД Яндекс 2014</text:span></text:p>
            <text:p text:style-name="P17"><text:span text:style-name="T22"/></text:p>
            <text:p text:style-name="P20"><text:span text:style-name="T25">Борисов Е.С. <text:s text:c="3"/>Модели математической регрессии</text:span></text:p>
            <text:p text:style-name="P17"><text:span text:style-name="T26"><text:s text:c="5"/></text:span><text:span text:style-name="T23">http://mechanoid.su/ml-regression.html</text:span></text:p>
            <text:p text:style-name="P17"><text:span text:style-name="T23"/></text:p>
            <text:p text:style-name="P17"><text:span text:style-name="T23"/></text:p>
            <text:p text:style-name="P17"><text:span text:style-name="T27">Формула Надарая-Ватсона </text:span></text:p>
            <text:p text:style-name="P17"><text:span text:style-name="T27"><text:s text:c="3"/></text:span><text:span text:style-name="T23">http://www.machinelearning.ru/wiki</text:span></text:p>
            <text:p text:style-name="P17"><text:span text:style-name="T23"/></text:p>
          </draw:text-box>
        </draw:frame>
        <draw:frame presentation:style-name="pr5" draw:text-style-name="P7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anum Pen Script" svg:font-family="'Nanum Pen Script'" style:font-pitch="variable"/>
    <style:font-face style:name="Nanum Pen Script1" svg:font-family="'Nanum Pen Script'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9-19T22:53:23.681214802</dc:date>
    <meta:editing-duration>PT17H10M44S</meta:editing-duration>
    <meta:editing-cycles>230</meta:editing-cycles>
    <meta:generator>LibreOffice/7.2.0.4$Linux_X86_64 LibreOffice_project/20$Build-4</meta:generator>
    <meta:document-statistic meta:object-count="250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stretchy="false">(</mo>
          <mrow>
            <mi>u</mi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w_i(u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3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4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4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|</mo>
                <mrow>
                  <mi>r</mi>
                </mrow>
                <mo fence="true" stretchy="false">|</mo>
              </mrow>
              <mo stretchy="false">⩽</mo>
              <mn>1</mn>
            </mrow>
          </mrow>
          <mo fence="true" stretchy="false">]</mo>
        </mrow>
      </mrow>
    </mrow>
    <annotation encoding="StarMath 5.0">%PI(r) = [ lline r rline leslant 1 ] </annotation>
  </semantics>
</math>
</file>

<file path=Object 5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0/content.xml><?xml version="1.0" encoding="utf-8"?>
<math xmlns="http://www.w3.org/1998/Math/MathML" display="block">
  <semantics>
    <mrow>
      <mi>T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row>
                <mo fence="true" stretchy="false">|</mo>
                <mrow>
                  <mi>r</mi>
                </mrow>
                <mo fence="true" stretchy="false">|</mo>
              </mrow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T(r) = (1-lline r rline)[ lline r rline leslant 1 ] </annotation>
  </semantics>
</math>
</file>

<file path=Object 51/content.xml><?xml version="1.0" encoding="utf-8"?>
<math xmlns="http://www.w3.org/1998/Math/MathML" display="block">
  <semantics>
    <mrow>
      <mi>E</mi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(</mo>
          <mrow>
            <mrow>
              <mn>1</mn>
              <mo stretchy="false">−</mo>
              <msup>
                <mi>r</mi>
                <mn>2</mn>
              </msup>
            </mrow>
          </mrow>
          <mo fence="true" stretchy="false">)</mo>
        </mrow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E(r) = (1-r^2)[ lline r rline leslant 1 ] 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5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 %theta
</annotation>
  </semantics>
</math>
</file>

<file path=Object 55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row>
            <mo stretchy="false">+</mo>
            <mi mathvariant="normal">∞</mi>
          </mrow>
        </munderover>
        <mi>K</mi>
      </mrow>
      <mrow>
        <mo fence="true" stretchy="false">(</mo>
        <mrow>
          <mi>r</mi>
        </mrow>
        <mo fence="true" stretchy="false">)</mo>
      </mrow>
      <mrow>
        <mi mathvariant="italic">dr</mi>
        <mo stretchy="false">=</mo>
        <mn>1</mn>
      </mrow>
    </mrow>
    <annotation encoding="StarMath 5.0">int from{-infinity} to{+infinity} K(r) dr = 1 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stretchy="false">(</mo>
          <mrow>
            <mi>r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n>2</mn>
            </mrow>
            <msup>
              <mi>r</mi>
              <mn>2</mn>
            </msup>
          </mrow>
        </mrow>
        <mo fence="true" stretchy="false">)</mo>
      </mrow>
    </mrow>
    <annotation encoding="StarMath 5.0">G(r) = exp(-2r^2) </annotation>
  </semantics>
</math>
</file>

<file path=Object 6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stretchy="false">(</mo>
          <mrow>
            <mi>r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r</mi>
                  <mn>2</mn>
                </msup>
              </mrow>
            </mrow>
            <mo fence="true" stretchy="false">)</mo>
          </mrow>
          <mn>2</mn>
        </msup>
      </mrow>
      <mrow>
        <mo fence="true" stretchy="false">[</mo>
        <mrow>
          <mrow>
            <mrow>
              <mo fence="true" stretchy="false">|</mo>
              <mrow>
                <mi>r</mi>
              </mrow>
              <mo fence="true" stretchy="false">|</mo>
            </mrow>
            <mo stretchy="false">⩽</mo>
            <mn>1</mn>
          </mrow>
        </mrow>
        <mo fence="true" stretchy="false">]</mo>
      </mrow>
    </mrow>
    <annotation encoding="StarMath 5.0">Q(r) = (1-r^2)^2[ lline r rline leslant 1 ] </annotation>
  </semantics>
</math>
</file>

<file path=Object 61/content.xml><?xml version="1.0" encoding="utf-8"?>
<math xmlns="http://www.w3.org/1998/Math/MathML" display="block">
  <semantics>
    <mrow>
      <mi>K</mi>
      <mrow>
        <mrow>
          <mo fence="true" stretchy="false">(</mo>
          <mrow>
            <mi>r</mi>
          </mrow>
          <mo fence="true" stretchy="false">)</mo>
        </mrow>
        <mo stretchy="false">=</mo>
        <mi>K</mi>
      </mrow>
      <mrow>
        <mo fence="true" stretchy="false">(</mo>
        <mrow>
          <mrow>
            <mo stretchy="false">−</mo>
            <mi>r</mi>
          </mrow>
        </mrow>
        <mo fence="true" stretchy="false">)</mo>
      </mrow>
    </mrow>
    <annotation encoding="StarMath 5.0">K(r) = K(-r) </annotation>
  </semantics>
</math>
</file>

<file path=Object 7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